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 style:list-style-name="L1"/>
    <style:style style:name="P3" style:family="paragraph" style:parent-style-name="Preformatted_20_Text" style:list-style-name="L3">
      <style:paragraph-properties fo:margin-top="0in" fo:margin-bottom="0.1965in" style:contextual-spacing="false"/>
    </style:style>
    <style:style style:name="P4" style:family="paragraph" style:parent-style-name="Preformatted_20_Text" style:list-style-name="L5"/>
    <style:style style:name="P5" style:family="paragraph" style:parent-style-name="Preformatted_20_Text" style:list-style-name="L7"/>
    <style:style style:name="P6" style:family="paragraph" style:parent-style-name="Preformatted_20_Text" style:list-style-name="L9"/>
    <style:style style:name="P7" style:family="paragraph" style:parent-style-name="Preformatted_20_Text" style:list-style-name="L11"/>
    <style:style style:name="P8" style:family="paragraph" style:parent-style-name="Preformatted_20_Text" style:list-style-name="L13"/>
    <style:style style:name="P9" style:family="paragraph" style:parent-style-name="Preformatted_20_Text" style:list-style-name="L15"/>
    <style:style style:name="P10" style:family="paragraph" style:parent-style-name="Standard">
      <style:text-properties officeooo:paragraph-rsid="000193a4"/>
    </style:style>
    <style:style style:name="P11" style:family="paragraph" style:parent-style-name="Text_20_body" style:list-style-name="L2"/>
    <style:style style:name="P12" style:family="paragraph" style:parent-style-name="Text_20_body" style:list-style-name="L4"/>
    <style:style style:name="P13" style:family="paragraph" style:parent-style-name="Text_20_body" style:list-style-name="L6"/>
    <style:style style:name="P14" style:family="paragraph" style:parent-style-name="Text_20_body" style:list-style-name="L8"/>
    <style:style style:name="P15" style:family="paragraph" style:parent-style-name="Text_20_body" style:list-style-name="L10"/>
    <style:style style:name="P16" style:family="paragraph" style:parent-style-name="Text_20_body" style:list-style-name="L12"/>
    <style:style style:name="P17" style:family="paragraph" style:parent-style-name="Text_20_body" style:list-style-name="L14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7">
      <style:paragraph-properties fo:margin-top="0in" fo:margin-bottom="0in" style:contextual-spacing="false"/>
    </style:style>
    <style:style style:name="P21" style:family="paragraph" style:parent-style-name="Text_20_body" style:list-style-name="L18"/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Create a Django Project:</text:span></text:p>
      <text:p text:style-name="P1">bash</text:p>
      <text:list text:style-name="L1">
        <text:list-item>
          <text:p text:style-name="P2"><text:span text:style-name="Source_20_Text">django-admin startproject myblog</text:span></text:p>
        </text:list-item>
      </text:list>
      <text:p text:style-name="P1"><text:span text:style-name="Source_20_Text">cd myblog</text:span></text:p>
      <text:list text:style-name="L2">
        <text:list-item>
          <text:p text:style-name="P11"><text:span text:style-name="Strong_20_Emphasis">Create a Django App:</text:span></text:p>
        </text:list-item>
      </text:list>
      <text:p text:style-name="P1">bash</text:p>
      <text:list text:style-name="L3">
        <text:list-item>
          <text:p text:style-name="P3"><text:span text:style-name="Source_20_Text">python manage.py startapp blog</text:span></text:p>
        </text:list-item>
      </text:list>
      <text:list text:style-name="L4">
        <text:list-item>
          <text:p text:style-name="P12"><text:span text:style-name="Strong_20_Emphasis">Define Models (</text:span><text:span text:style-name="Strong_20_Emphasis"><text:span text:style-name="Source_20_Text">models.py</text:span></text:span><text:span text:style-name="Strong_20_Emphasis"> in </text:span><text:span text:style-name="Strong_20_Emphasis"><text:span text:style-name="Source_20_Text">blog</text:span></text:span><text:span text:style-name="Strong_20_Emphasis"> app):</text:span></text:p>
        </text:list-item>
      </text:list>
      <text:p text:style-name="P1">python</text:p>
      <text:list text:style-name="L5">
        <text:list-item>
          <text:p text:style-name="P4"><text:span text:style-name="Source_20_Text"># blog/models.py</text:span></text:p>
        </text:list-item>
      </text:list>
      <text:p text:style-name="Preformatted_20_Text"><text:span text:style-name="Source_20_Text">from django.db import models</text:span></text:p>
      <text:p text:style-name="Preformatted_20_Text"/>
      <text:p text:style-name="Preformatted_20_Text"><text:span text:style-name="Source_20_Text">class Author(models.Model):</text:span></text:p>
      <text:p text:style-name="Preformatted_20_Text"><text:span text:style-name="Source_20_Text"><text:s text:c="4"/>name = models.CharField(max_length=100)</text:span></text:p>
      <text:p text:style-name="Preformatted_20_Text"/>
      <text:p text:style-name="Preformatted_20_Text"><text:span text:style-name="Source_20_Text">class Post(models.Model):</text:span></text:p>
      <text:p text:style-name="Preformatted_20_Text"><text:span text:style-name="Source_20_Text"><text:s text:c="4"/>title = models.CharField(max_length=200)</text:span></text:p>
      <text:p text:style-name="Preformatted_20_Text"><text:span text:style-name="Source_20_Text"><text:s text:c="4"/>content = models.TextField()</text:span></text:p>
      <text:p text:style-name="Preformatted_20_Text"><text:span text:style-name="Source_20_Text"><text:s text:c="4"/>pub_date = models.DateTimeField(auto_now_add=True)</text:span></text:p>
      <text:p text:style-name="P1"><text:span text:style-name="Source_20_Text"><text:s text:c="4"/>author = models.ForeignKey(Author, on_delete=models.CASCADE)</text:span></text:p>
      <text:list text:style-name="L6">
        <text:list-item>
          <text:p text:style-name="P13"><text:span text:style-name="Strong_20_Emphasis">Register Models in Admin (</text:span><text:span text:style-name="Strong_20_Emphasis"><text:span text:style-name="Source_20_Text">admin.py</text:span></text:span><text:span text:style-name="Strong_20_Emphasis"> in </text:span><text:span text:style-name="Strong_20_Emphasis"><text:span text:style-name="Source_20_Text">blog</text:span></text:span><text:span text:style-name="Strong_20_Emphasis"> app):</text:span></text:p>
        </text:list-item>
      </text:list>
      <text:p text:style-name="P1">python</text:p>
      <text:list text:style-name="L7">
        <text:list-item>
          <text:p text:style-name="P5"><text:span text:style-name="Source_20_Text"># blog/admin.py</text:span></text:p>
        </text:list-item>
      </text:list>
      <text:p text:style-name="Preformatted_20_Text"><text:span text:style-name="Source_20_Text">from django.contrib import admin</text:span></text:p>
      <text:p text:style-name="Preformatted_20_Text"><text:span text:style-name="Source_20_Text">from .models import Author, Post</text:span></text:p>
      <text:p text:style-name="Preformatted_20_Text"/>
      <text:p text:style-name="Preformatted_20_Text"><text:span text:style-name="Source_20_Text">admin.site.register(Author)</text:span></text:p>
      <text:p text:style-name="P1"><text:span text:style-name="Source_20_Text">admin.site.register(Post)</text:span></text:p>
      <text:list text:style-name="L8">
        <text:list-item>
          <text:p text:style-name="P14"><text:span text:style-name="Strong_20_Emphasis">Create Views (</text:span><text:span text:style-name="Strong_20_Emphasis"><text:span text:style-name="Source_20_Text">views.py</text:span></text:span><text:span text:style-name="Strong_20_Emphasis"> in </text:span><text:span text:style-name="Strong_20_Emphasis"><text:span text:style-name="Source_20_Text">blog</text:span></text:span><text:span text:style-name="Strong_20_Emphasis"> app):</text:span></text:p>
        </text:list-item>
      </text:list>
      <text:p text:style-name="P1">python</text:p>
      <text:list text:style-name="L9">
        <text:list-item>
          <text:p text:style-name="P6"><text:span text:style-name="Source_20_Text"># blog/views.py</text:span></text:p>
        </text:list-item>
      </text:list>
      <text:p text:style-name="Preformatted_20_Text"><text:span text:style-name="Source_20_Text">from django.shortcuts import render</text:span></text:p>
      <text:p text:style-name="Preformatted_20_Text"><text:span text:style-name="Source_20_Text">from .models import Post</text:span></text:p>
      <text:p text:style-name="Preformatted_20_Text"/>
      <text:p text:style-name="Preformatted_20_Text"><text:span text:style-name="Source_20_Text">def post_list(request):</text:span></text:p>
      <text:p text:style-name="Preformatted_20_Text"><text:span text:style-name="Source_20_Text"><text:s text:c="4"/>posts = Post.objects.all()</text:span></text:p>
      <text:p text:style-name="P1"><text:span text:style-name="Source_20_Text"><text:s text:c="4"/>return render(request, 'blog/post_list.html', {'posts': posts})</text:span></text:p>
      <text:list text:style-name="L10">
        <text:list-item>
          <text:p text:style-name="P15"><text:span text:style-name="Strong_20_Emphasis">Define URL Patterns (</text:span><text:span text:style-name="Strong_20_Emphasis"><text:span text:style-name="Source_20_Text">urls.py</text:span></text:span><text:span text:style-name="Strong_20_Emphasis"> in </text:span><text:span text:style-name="Strong_20_Emphasis"><text:span text:style-name="Source_20_Text">blog</text:span></text:span><text:span text:style-name="Strong_20_Emphasis"> app):</text:span></text:p>
        </text:list-item>
      </text:list>
      <text:p text:style-name="P1">python</text:p>
      <text:list text:style-name="L11">
        <text:list-item>
          <text:p text:style-name="P7"><text:span text:style-name="Source_20_Text"># blog/urls.py</text:span></text:p>
        </text:list-item>
      </text:list>
      <text:p text:style-name="Preformatted_20_Text"><text:span text:style-name="Source_20_Text">from django.urls import path</text:span></text:p>
      <text:p text:style-name="Preformatted_20_Text"><text:span text:style-name="Source_20_Text">from .views import post_list</text:span></text:p>
      <text:p text:style-name="Preformatted_20_Text"/>
      <text:p text:style-name="Preformatted_20_Text"><text:soft-page-break/><text:span text:style-name="Source_20_Text">urlpatterns = [</text:span></text:p>
      <text:p text:style-name="Preformatted_20_Text"><text:span text:style-name="Source_20_Text"><text:s text:c="4"/>path('posts/', post_list, name='post_list'),</text:span></text:p>
      <text:p text:style-name="P1"><text:span text:style-name="Source_20_Text">]</text:span></text:p>
      <text:list text:style-name="L12">
        <text:list-item>
          <text:p text:style-name="P16"><text:span text:style-name="Strong_20_Emphasis">Create Templates (</text:span><text:span text:style-name="Strong_20_Emphasis"><text:span text:style-name="Source_20_Text">templates/blog/post_list.html</text:span></text:span><text:span text:style-name="Strong_20_Emphasis">):</text:span></text:p>
        </text:list-item>
      </text:list>
      <text:p text:style-name="P1">html</text:p>
      <text:list text:style-name="L13">
        <text:list-item>
          <text:p text:style-name="P8"><text:span text:style-name="Source_20_Text">&lt;!-- templates/blog/post_list.html --&gt;</text:span></text:p>
        </text:list-item>
      </text:list>
      <text:p text:style-name="Preformatted_20_Text"><text:span text:style-name="Source_20_Text">&lt;!DOCTYPE html&gt;</text:span></text:p>
      <text:p text:style-name="Preformatted_20_Text"><text:span text:style-name="Source_20_Text">&lt;html&gt;</text:span></text:p>
      <text:p text:style-name="Preformatted_20_Text"><text:span text:style-name="Source_20_Text">&lt;head&gt;</text:span></text:p>
      <text:p text:style-name="Preformatted_20_Text"><text:span text:style-name="Source_20_Text"><text:s text:c="4"/>&lt;title&gt;My Blog&lt;/title&gt;</text:span></text:p>
      <text:p text:style-name="Preformatted_20_Text"><text:span text:style-name="Source_20_Text">&lt;/head&gt;</text:span></text:p>
      <text:p text:style-name="Preformatted_20_Text"><text:span text:style-name="Source_20_Text">&lt;body&gt;</text:span></text:p>
      <text:p text:style-name="Preformatted_20_Text"><text:span text:style-name="Source_20_Text"><text:s text:c="4"/>&lt;h1&gt;Blog Posts&lt;/h1&gt;</text:span></text:p>
      <text:p text:style-name="Preformatted_20_Text"><text:span text:style-name="Source_20_Text"><text:s text:c="4"/>&lt;ul&gt;</text:span></text:p>
      <text:p text:style-name="Preformatted_20_Text"><text:span text:style-name="Source_20_Text"><text:s text:c="8"/>{% for post in posts %}</text:span></text:p>
      <text:p text:style-name="Preformatted_20_Text"><text:span text:style-name="Source_20_Text"><text:s text:c="12"/>&lt;li&gt;{{ post.title }} - {{ post.author.name }} ({{ post.pub_date }})&lt;/li&gt;</text:span></text:p>
      <text:p text:style-name="Preformatted_20_Text"><text:span text:style-name="Source_20_Text"><text:s text:c="8"/>{% endfor %}</text:span></text:p>
      <text:p text:style-name="Preformatted_20_Text"><text:span text:style-name="Source_20_Text"><text:s text:c="4"/>&lt;/ul&gt;</text:span></text:p>
      <text:p text:style-name="Preformatted_20_Text"><text:span text:style-name="Source_20_Text">&lt;/body&gt;</text:span></text:p>
      <text:p text:style-name="P1"><text:span text:style-name="Source_20_Text">&lt;/html&gt;</text:span></text:p>
      <text:list text:style-name="L14">
        <text:list-item>
          <text:p text:style-name="P17"><text:span text:style-name="Strong_20_Emphasis">Include App URLs in Project (</text:span><text:span text:style-name="Strong_20_Emphasis"><text:span text:style-name="Source_20_Text">urls.py</text:span></text:span><text:span text:style-name="Strong_20_Emphasis"> in </text:span><text:span text:style-name="Strong_20_Emphasis"><text:span text:style-name="Source_20_Text">myblog</text:span></text:span><text:span text:style-name="Strong_20_Emphasis"> project):</text:span></text:p>
        </text:list-item>
      </text:list>
      <text:p text:style-name="P1">python</text:p>
      <text:list text:style-name="L15">
        <text:list-item>
          <text:p text:style-name="P9"><text:span text:style-name="Source_20_Text"># myblog/urls.py</text:span></text:p>
        </text:list-item>
      </text:list>
      <text:p text:style-name="Preformatted_20_Text"><text:span text:style-name="Source_20_Text">from django.contrib import admin</text:span></text:p>
      <text:p text:style-name="Preformatted_20_Text"><text:span text:style-name="Source_20_Text">from django.urls import include, path</text:span></text:p>
      <text:p text:style-name="Preformatted_20_Text"/>
      <text:p text:style-name="Preformatted_20_Text"><text:span text:style-name="Source_20_Text">urlpatterns = [</text:span></text:p>
      <text:p text:style-name="Preformatted_20_Text"><text:span text:style-name="Source_20_Text"><text:s text:c="4"/>path('admin/', admin.site.urls),</text:span></text:p>
      <text:p text:style-name="Preformatted_20_Text"><text:span text:style-name="Source_20_Text"><text:s text:c="4"/>path('blog/', include('blog.urls')),</text:span></text:p>
      <text:p text:style-name="P1"><text:span text:style-name="Source_20_Text">]</text:span></text:p>
      <text:list text:style-name="L16">
        <text:list-item>
          <text:p text:style-name="P18"><text:span text:style-name="Strong_20_Emphasis">Configure Settings (</text:span><text:span text:style-name="Strong_20_Emphasis"><text:span text:style-name="Source_20_Text">settings.py</text:span></text:span><text:span text:style-name="Strong_20_Emphasis"> in </text:span><text:span text:style-name="Strong_20_Emphasis"><text:span text:style-name="Source_20_Text">myblog</text:span></text:span><text:span text:style-name="Strong_20_Emphasis"> project):</text:span></text:p>
        </text:list-item>
      </text:list>
      <text:list text:style-name="L17">
        <text:list-item>
          <text:p text:style-name="P20">Add <text:span text:style-name="Source_20_Text">'blog'</text:span> to <text:span text:style-name="Source_20_Text">INSTALLED_APPS</text:span>.</text:p>
        </text:list-item>
        <text:list-item>
          <text:p text:style-name="P19">Configure the database and other settings.</text:p>
        </text:list-item>
      </text:list>
      <text:list text:style-name="L18">
        <text:list-item>
          <text:p text:style-name="P21"><text:span text:style-name="Strong_20_Emphasis">Run Development Server:</text:span></text:p>
        </text:list-item>
      </text:list>
      <text:p text:style-name="P1">bash</text:p>
      <text:p text:style-name="P1"><text:span text:style-name="Source_20_Text">python manage.py runserver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Default_20_Drawing_20_Style" style:display-name="Default Drawing Style" style:family="paragraph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Noto Sans1" style:font-family-asian="'Noto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111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0972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0835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margin-top="0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margin-top="0.111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font-style="normal" fo:text-shadow="none" style:text-underline-style="none" fo:font-weight="normal" style:font-name-asian="Noto Sans1" style:font-family-asian="'Noto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Noto Sans1" style:font-family-asian="'Noto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Noto Sans Devanagari" fo:font-family="'Noto Sans Devanagari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dark-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black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font-size-asian="18pt"/>
    </style:style>
    <style:style style:name="black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font-size-asian="18pt"/>
    </style:style>
    <style:style style:name="gray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whit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white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blu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font-size-asian="18pt"/>
    </style:style>
    <style:style style:name="blu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font-size-asian="18pt"/>
    </style:style>
    <style:style style:name="blu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blu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orang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font-size-asian="18pt"/>
    </style:style>
    <style:style style:name="orang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font-size-asian="18pt"/>
    </style:style>
    <style:style style:name="orang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orang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teal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font-size-asian="18pt"/>
    </style:style>
    <style:style style:name="teal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font-size-asian="18pt"/>
    </style:style>
    <style:style style:name="teal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teal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magenta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font-size-asian="18pt"/>
    </style:style>
    <style:style style:name="magenta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font-size-asian="18pt"/>
    </style:style>
    <style:style style:name="magenta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magenta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Background_20_objects" style:display-name="Background objects" style:family="paragraph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Noto Sans1" style:font-family-asian="'Noto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/>
    </style:style>
    <style:style style:name="Backgro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font-style="normal" fo:text-shadow="none" style:text-underline-style="none" fo:font-weight="normal" style:font-name-asian="Noto Sans1" style:font-family-asian="'Noto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11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0972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0835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Title1_7e_LT_7e_Gliederung_20_1" style:display-name="Title1~LT~Gliederung 1" style:family="paragraph">
      <style:paragraph-properties fo:margin-top="0.111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>
      <style:paragraph-properties fo:margin-top="0.0972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>
      <style:paragraph-properties fo:margin-top="0.0835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>
      <style:paragraph-properties fo:margin-top="0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>
      <style:paragraph-properties fo:margin-top="0.111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1_7e_LT_7e_Hintergrund" style:display-name="Title1~LT~Hintergr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2_7e_LT_7e_Gliederung_20_1" style:display-name="Title2~LT~Gliederung 1" style:family="paragraph">
      <style:paragraph-properties fo:margin-top="0.111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2_7e_LT_7e_Gliederung_20_2" style:display-name="Title2~LT~Gliederung 2" style:family="paragraph" style:parent-style-name="Title2_7e_LT_7e_Gliederung_20_1">
      <style:paragraph-properties fo:margin-top="0.0972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2_7e_LT_7e_Gliederung_20_3" style:display-name="Title2~LT~Gliederung 3" style:family="paragraph" style:parent-style-name="Title2_7e_LT_7e_Gliederung_20_2">
      <style:paragraph-properties fo:margin-top="0.0835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_7e_LT_7e_Gliederung_20_4" style:display-name="Title2~LT~Gliederung 4" style:family="paragraph" style:parent-style-name="Title2_7e_LT_7e_Gliederung_20_3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5" style:display-name="Title2~LT~Gliederung 5" style:family="paragraph" style:parent-style-name="Title2_7e_LT_7e_Gliederung_20_4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6" style:display-name="Title2~LT~Gliederung 6" style:family="paragraph" style:parent-style-name="Title2_7e_LT_7e_Gliederung_20_5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7" style:display-name="Title2~LT~Gliederung 7" style:family="paragraph" style:parent-style-name="Title2_7e_LT_7e_Gliederung_20_6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8" style:display-name="Title2~LT~Gliederung 8" style:family="paragraph" style:parent-style-name="Title2_7e_LT_7e_Gliederung_20_7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9" style:display-name="Title2~LT~Gliederung 9" style:family="paragraph" style:parent-style-name="Title2_7e_LT_7e_Gliederung_20_8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Titel" style:display-name="Title2~LT~Titel" style:family="paragraph">
      <style:paragraph-properties fo:margin-top="0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2_7e_LT_7e_Untertitel" style:display-name="Title2~LT~Untertitel" style:family="paragraph">
      <style:paragraph-properties fo:margin-top="0.111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2_7e_LT_7e_Notizen" style:display-name="Title2~LT~Notizen" style:family="paragraph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2_7e_LT_7e_Hintergrundobjekte" style:display-name="Title2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2_7e_LT_7e_Hintergrund" style:display-name="Title2~LT~Hintergr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3_7e_LT_7e_Gliederung_20_1" style:display-name="Title3~LT~Gliederung 1" style:family="paragraph">
      <style:paragraph-properties fo:margin-top="0.111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3_7e_LT_7e_Gliederung_20_2" style:display-name="Title3~LT~Gliederung 2" style:family="paragraph" style:parent-style-name="Title3_7e_LT_7e_Gliederung_20_1">
      <style:paragraph-properties fo:margin-top="0.0972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3_7e_LT_7e_Gliederung_20_3" style:display-name="Title3~LT~Gliederung 3" style:family="paragraph" style:parent-style-name="Title3_7e_LT_7e_Gliederung_20_2">
      <style:paragraph-properties fo:margin-top="0.0835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3_7e_LT_7e_Gliederung_20_4" style:display-name="Title3~LT~Gliederung 4" style:family="paragraph" style:parent-style-name="Title3_7e_LT_7e_Gliederung_20_3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5" style:display-name="Title3~LT~Gliederung 5" style:family="paragraph" style:parent-style-name="Title3_7e_LT_7e_Gliederung_20_4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6" style:display-name="Title3~LT~Gliederung 6" style:family="paragraph" style:parent-style-name="Title3_7e_LT_7e_Gliederung_20_5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7" style:display-name="Title3~LT~Gliederung 7" style:family="paragraph" style:parent-style-name="Title3_7e_LT_7e_Gliederung_20_6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8" style:display-name="Title3~LT~Gliederung 8" style:family="paragraph" style:parent-style-name="Title3_7e_LT_7e_Gliederung_20_7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9" style:display-name="Title3~LT~Gliederung 9" style:family="paragraph" style:parent-style-name="Title3_7e_LT_7e_Gliederung_20_8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Titel" style:display-name="Title3~LT~Titel" style:family="paragraph">
      <style:paragraph-properties fo:margin-top="0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3_7e_LT_7e_Untertitel" style:display-name="Title3~LT~Untertitel" style:family="paragraph">
      <style:paragraph-properties fo:margin-top="0.111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3_7e_LT_7e_Notizen" style:display-name="Title3~LT~Notizen" style:family="paragraph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3_7e_LT_7e_Hintergrundobjekte" style:display-name="Title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3_7e_LT_7e_Hintergrund" style:display-name="Title3~LT~Hintergr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4_7e_LT_7e_Gliederung_20_1" style:display-name="Title4~LT~Gliederung 1" style:family="paragraph">
      <style:paragraph-properties fo:margin-top="0.111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4_7e_LT_7e_Gliederung_20_2" style:display-name="Title4~LT~Gliederung 2" style:family="paragraph" style:parent-style-name="Title4_7e_LT_7e_Gliederung_20_1">
      <style:paragraph-properties fo:margin-top="0.0972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4_7e_LT_7e_Gliederung_20_3" style:display-name="Title4~LT~Gliederung 3" style:family="paragraph" style:parent-style-name="Title4_7e_LT_7e_Gliederung_20_2">
      <style:paragraph-properties fo:margin-top="0.0835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4_7e_LT_7e_Gliederung_20_4" style:display-name="Title4~LT~Gliederung 4" style:family="paragraph" style:parent-style-name="Title4_7e_LT_7e_Gliederung_20_3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5" style:display-name="Title4~LT~Gliederung 5" style:family="paragraph" style:parent-style-name="Title4_7e_LT_7e_Gliederung_20_4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6" style:display-name="Title4~LT~Gliederung 6" style:family="paragraph" style:parent-style-name="Title4_7e_LT_7e_Gliederung_20_5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7" style:display-name="Title4~LT~Gliederung 7" style:family="paragraph" style:parent-style-name="Title4_7e_LT_7e_Gliederung_20_6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8" style:display-name="Title4~LT~Gliederung 8" style:family="paragraph" style:parent-style-name="Title4_7e_LT_7e_Gliederung_20_7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9" style:display-name="Title4~LT~Gliederung 9" style:family="paragraph" style:parent-style-name="Title4_7e_LT_7e_Gliederung_20_8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Titel" style:display-name="Title4~LT~Titel" style:family="paragraph">
      <style:paragraph-properties fo:margin-top="0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4_7e_LT_7e_Untertitel" style:display-name="Title4~LT~Untertitel" style:family="paragraph">
      <style:paragraph-properties fo:margin-top="0.111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4_7e_LT_7e_Notizen" style:display-name="Title4~LT~Notizen" style:family="paragraph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4_7e_LT_7e_Hintergrundobjekte" style:display-name="Title4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4_7e_LT_7e_Hintergrund" style:display-name="Title4~LT~Hintergr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5_7e_LT_7e_Gliederung_20_1" style:display-name="Title5~LT~Gliederung 1" style:family="paragraph">
      <style:paragraph-properties fo:margin-top="0.111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5_7e_LT_7e_Gliederung_20_2" style:display-name="Title5~LT~Gliederung 2" style:family="paragraph" style:parent-style-name="Title5_7e_LT_7e_Gliederung_20_1">
      <style:paragraph-properties fo:margin-top="0.0972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5_7e_LT_7e_Gliederung_20_3" style:display-name="Title5~LT~Gliederung 3" style:family="paragraph" style:parent-style-name="Title5_7e_LT_7e_Gliederung_20_2">
      <style:paragraph-properties fo:margin-top="0.0835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5_7e_LT_7e_Gliederung_20_4" style:display-name="Title5~LT~Gliederung 4" style:family="paragraph" style:parent-style-name="Title5_7e_LT_7e_Gliederung_20_3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5" style:display-name="Title5~LT~Gliederung 5" style:family="paragraph" style:parent-style-name="Title5_7e_LT_7e_Gliederung_20_4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6" style:display-name="Title5~LT~Gliederung 6" style:family="paragraph" style:parent-style-name="Title5_7e_LT_7e_Gliederung_20_5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7" style:display-name="Title5~LT~Gliederung 7" style:family="paragraph" style:parent-style-name="Title5_7e_LT_7e_Gliederung_20_6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8" style:display-name="Title5~LT~Gliederung 8" style:family="paragraph" style:parent-style-name="Title5_7e_LT_7e_Gliederung_20_7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9" style:display-name="Title5~LT~Gliederung 9" style:family="paragraph" style:parent-style-name="Title5_7e_LT_7e_Gliederung_20_8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Titel" style:display-name="Title5~LT~Titel" style:family="paragraph">
      <style:paragraph-properties fo:margin-top="0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5_7e_LT_7e_Untertitel" style:display-name="Title5~LT~Untertitel" style:family="paragraph">
      <style:paragraph-properties fo:margin-top="0.111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5_7e_LT_7e_Notizen" style:display-name="Title5~LT~Notizen" style:family="paragraph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5_7e_LT_7e_Hintergrundobjekte" style:display-name="Title5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5_7e_LT_7e_Hintergrund" style:display-name="Title5~LT~Hintergr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6_7e_LT_7e_Gliederung_20_1" style:display-name="Title6~LT~Gliederung 1" style:family="paragraph">
      <style:paragraph-properties fo:margin-top="0.111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6_7e_LT_7e_Gliederung_20_2" style:display-name="Title6~LT~Gliederung 2" style:family="paragraph" style:parent-style-name="Title6_7e_LT_7e_Gliederung_20_1">
      <style:paragraph-properties fo:margin-top="0.0972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6_7e_LT_7e_Gliederung_20_3" style:display-name="Title6~LT~Gliederung 3" style:family="paragraph" style:parent-style-name="Title6_7e_LT_7e_Gliederung_20_2">
      <style:paragraph-properties fo:margin-top="0.0835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6_7e_LT_7e_Gliederung_20_4" style:display-name="Title6~LT~Gliederung 4" style:family="paragraph" style:parent-style-name="Title6_7e_LT_7e_Gliederung_20_3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5" style:display-name="Title6~LT~Gliederung 5" style:family="paragraph" style:parent-style-name="Title6_7e_LT_7e_Gliederung_20_4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6" style:display-name="Title6~LT~Gliederung 6" style:family="paragraph" style:parent-style-name="Title6_7e_LT_7e_Gliederung_20_5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7" style:display-name="Title6~LT~Gliederung 7" style:family="paragraph" style:parent-style-name="Title6_7e_LT_7e_Gliederung_20_6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8" style:display-name="Title6~LT~Gliederung 8" style:family="paragraph" style:parent-style-name="Title6_7e_LT_7e_Gliederung_20_7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9" style:display-name="Title6~LT~Gliederung 9" style:family="paragraph" style:parent-style-name="Title6_7e_LT_7e_Gliederung_20_8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Titel" style:display-name="Title6~LT~Titel" style:family="paragraph">
      <style:paragraph-properties fo:margin-top="0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6_7e_LT_7e_Untertitel" style:display-name="Title6~LT~Untertitel" style:family="paragraph">
      <style:paragraph-properties fo:margin-top="0.111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6_7e_LT_7e_Notizen" style:display-name="Title6~LT~Notizen" style:family="paragraph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6_7e_LT_7e_Hintergrundobjekte" style:display-name="Title6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6_7e_LT_7e_Hintergrund" style:display-name="Title6~LT~Hintergr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7_7e_LT_7e_Gliederung_20_1" style:display-name="Title7~LT~Gliederung 1" style:family="paragraph">
      <style:paragraph-properties fo:margin-top="0.111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7_7e_LT_7e_Gliederung_20_2" style:display-name="Title7~LT~Gliederung 2" style:family="paragraph" style:parent-style-name="Title7_7e_LT_7e_Gliederung_20_1">
      <style:paragraph-properties fo:margin-top="0.0972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7_7e_LT_7e_Gliederung_20_3" style:display-name="Title7~LT~Gliederung 3" style:family="paragraph" style:parent-style-name="Title7_7e_LT_7e_Gliederung_20_2">
      <style:paragraph-properties fo:margin-top="0.0835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7_7e_LT_7e_Gliederung_20_4" style:display-name="Title7~LT~Gliederung 4" style:family="paragraph" style:parent-style-name="Title7_7e_LT_7e_Gliederung_20_3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5" style:display-name="Title7~LT~Gliederung 5" style:family="paragraph" style:parent-style-name="Title7_7e_LT_7e_Gliederung_20_4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6" style:display-name="Title7~LT~Gliederung 6" style:family="paragraph" style:parent-style-name="Title7_7e_LT_7e_Gliederung_20_5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7" style:display-name="Title7~LT~Gliederung 7" style:family="paragraph" style:parent-style-name="Title7_7e_LT_7e_Gliederung_20_6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8" style:display-name="Title7~LT~Gliederung 8" style:family="paragraph" style:parent-style-name="Title7_7e_LT_7e_Gliederung_20_7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9" style:display-name="Title7~LT~Gliederung 9" style:family="paragraph" style:parent-style-name="Title7_7e_LT_7e_Gliederung_20_8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Titel" style:display-name="Title7~LT~Titel" style:family="paragraph">
      <style:paragraph-properties fo:margin-top="0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7_7e_LT_7e_Untertitel" style:display-name="Title7~LT~Untertitel" style:family="paragraph">
      <style:paragraph-properties fo:margin-top="0.111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7_7e_LT_7e_Notizen" style:display-name="Title7~LT~Notizen" style:family="paragraph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7_7e_LT_7e_Hintergrundobjekte" style:display-name="Title7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7_7e_LT_7e_Hintergrund" style:display-name="Title7~LT~Hintergr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8_7e_LT_7e_Gliederung_20_1" style:display-name="Title8~LT~Gliederung 1" style:family="paragraph">
      <style:paragraph-properties fo:margin-top="0.111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8_7e_LT_7e_Gliederung_20_2" style:display-name="Title8~LT~Gliederung 2" style:family="paragraph" style:parent-style-name="Title8_7e_LT_7e_Gliederung_20_1">
      <style:paragraph-properties fo:margin-top="0.0972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8_7e_LT_7e_Gliederung_20_3" style:display-name="Title8~LT~Gliederung 3" style:family="paragraph" style:parent-style-name="Title8_7e_LT_7e_Gliederung_20_2">
      <style:paragraph-properties fo:margin-top="0.0835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8_7e_LT_7e_Gliederung_20_4" style:display-name="Title8~LT~Gliederung 4" style:family="paragraph" style:parent-style-name="Title8_7e_LT_7e_Gliederung_20_3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8_7e_LT_7e_Gliederung_20_5" style:display-name="Title8~LT~Gliederung 5" style:family="paragraph" style:parent-style-name="Title8_7e_LT_7e_Gliederung_20_4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8_7e_LT_7e_Gliederung_20_6" style:display-name="Title8~LT~Gliederung 6" style:family="paragraph" style:parent-style-name="Title8_7e_LT_7e_Gliederung_20_5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8_7e_LT_7e_Gliederung_20_7" style:display-name="Title8~LT~Gliederung 7" style:family="paragraph" style:parent-style-name="Title8_7e_LT_7e_Gliederung_20_6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8_7e_LT_7e_Gliederung_20_8" style:display-name="Title8~LT~Gliederung 8" style:family="paragraph" style:parent-style-name="Title8_7e_LT_7e_Gliederung_20_7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8_7e_LT_7e_Gliederung_20_9" style:display-name="Title8~LT~Gliederung 9" style:family="paragraph" style:parent-style-name="Title8_7e_LT_7e_Gliederung_20_8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8_7e_LT_7e_Titel" style:display-name="Title8~LT~Titel" style:family="paragraph">
      <style:paragraph-properties fo:margin-top="0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8_7e_LT_7e_Untertitel" style:display-name="Title8~LT~Untertitel" style:family="paragraph">
      <style:paragraph-properties fo:margin-top="0.111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8_7e_LT_7e_Notizen" style:display-name="Title8~LT~Notizen" style:family="paragraph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8_7e_LT_7e_Hintergrundobjekte" style:display-name="Title8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8_7e_LT_7e_Hintergrund" style:display-name="Title8~LT~Hintergr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9_7e_LT_7e_Gliederung_20_1" style:display-name="Title9~LT~Gliederung 1" style:family="paragraph">
      <style:paragraph-properties fo:margin-top="0.111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9_7e_LT_7e_Gliederung_20_2" style:display-name="Title9~LT~Gliederung 2" style:family="paragraph" style:parent-style-name="Title9_7e_LT_7e_Gliederung_20_1">
      <style:paragraph-properties fo:margin-top="0.0972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9_7e_LT_7e_Gliederung_20_3" style:display-name="Title9~LT~Gliederung 3" style:family="paragraph" style:parent-style-name="Title9_7e_LT_7e_Gliederung_20_2">
      <style:paragraph-properties fo:margin-top="0.0835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9_7e_LT_7e_Gliederung_20_4" style:display-name="Title9~LT~Gliederung 4" style:family="paragraph" style:parent-style-name="Title9_7e_LT_7e_Gliederung_20_3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Gliederung_20_5" style:display-name="Title9~LT~Gliederung 5" style:family="paragraph" style:parent-style-name="Title9_7e_LT_7e_Gliederung_20_4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Gliederung_20_6" style:display-name="Title9~LT~Gliederung 6" style:family="paragraph" style:parent-style-name="Title9_7e_LT_7e_Gliederung_20_5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Gliederung_20_7" style:display-name="Title9~LT~Gliederung 7" style:family="paragraph" style:parent-style-name="Title9_7e_LT_7e_Gliederung_20_6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Gliederung_20_8" style:display-name="Title9~LT~Gliederung 8" style:family="paragraph" style:parent-style-name="Title9_7e_LT_7e_Gliederung_20_7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Gliederung_20_9" style:display-name="Title9~LT~Gliederung 9" style:family="paragraph" style:parent-style-name="Title9_7e_LT_7e_Gliederung_20_8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Titel" style:display-name="Title9~LT~Titel" style:family="paragraph">
      <style:paragraph-properties fo:margin-top="0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9_7e_LT_7e_Untertitel" style:display-name="Title9~LT~Untertitel" style:family="paragraph">
      <style:paragraph-properties fo:margin-top="0.111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9_7e_LT_7e_Notizen" style:display-name="Title9~LT~Notizen" style:family="paragraph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9_7e_LT_7e_Hintergrundobjekte" style:display-name="Title9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9_7e_LT_7e_Hintergrund" style:display-name="Title9~LT~Hintergr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5T12:03:26.998050563</meta:creation-date>
    <dc:date>2024-01-05T12:29:56.551798729</dc:date>
    <meta:editing-duration>PT26M30S</meta:editing-duration>
    <meta:editing-cycles>1</meta:editing-cycles>
    <meta:document-statistic meta:table-count="0" meta:image-count="0" meta:object-count="0" meta:page-count="2" meta:paragraph-count="73" meta:word-count="238" meta:character-count="1882" meta:non-whitespace-character-count="1653"/>
    <meta:generator>LibreOffice/7.6.4.1$Linux_X86_64 LibreOffice_project/60$Build-1</meta:generator>
  </office:meta>
</office:document-meta>
</file>